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Monospace1" svg:font-family="Monospace"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Header">
      <style:paragraph-properties>
        <style:tab-stops>
          <style:tab-stop style:position="7.5cm" style:type="center"/>
          <style:tab-stop style:position="16.002cm" style:type="right"/>
        </style:tab-stops>
      </style:paragraph-properties>
    </style:style>
    <style:style style:name="P2" style:family="paragraph" style:parent-style-name="Footer">
      <loext:graphic-properties draw:fill="solid" draw:fill-color="#ffffff"/>
      <style:paragraph-properties fo:background-color="#ffffff" fo:padding="0cm" fo:border="none" style:shadow="none" style:join-border="false">
        <style:tab-stops>
          <style:tab-stop style:position="16.002cm" style:type="right"/>
        </style:tab-stops>
      </style:paragraph-properties>
    </style:style>
    <style:style style:name="P3" style:family="paragraph" style:parent-style-name="Footer">
      <style:text-properties fo:language="eu" fo:country="ES"/>
    </style:style>
    <style:style style:name="P4" style:family="paragraph" style:parent-style-name="Normal_20__28_Web_29_">
      <style:paragraph-properties fo:margin-left="0cm" fo:margin-right="1.752cm" fo:margin-top="0cm" fo:margin-bottom="0.21cm" style:contextual-spacing="false" fo:line-height="110%" fo:text-align="justify" style:justify-single-word="false" fo:text-indent="0cm" style:auto-text-indent="false"/>
    </style:style>
    <style:style style:name="P5" style:family="paragraph" style:parent-style-name="Normal_20__28_Web_29_">
      <style:paragraph-properties fo:margin-left="0cm" fo:margin-right="1.752cm" fo:margin-top="0cm" fo:margin-bottom="0.21cm" style:contextual-spacing="false" fo:text-align="justify" style:justify-single-word="false" fo:text-indent="0cm" style:auto-text-indent="false"/>
    </style:style>
    <style:style style:name="P6" style:family="paragraph" style:parent-style-name="Normal_20__28_Web_29_">
      <style:paragraph-properties fo:margin-left="0cm" fo:margin-right="1.752cm" fo:margin-top="0cm" fo:margin-bottom="0.21cm" style:contextual-spacing="false" fo:line-height="110%" fo:text-align="justify" style:justify-single-word="false" fo:text-indent="0cm" style:auto-text-indent="false"/>
      <style:text-properties fo:color="#000000" loext:opacity="100%" style:font-name="Arial" fo:font-size="11pt" fo:language="en" fo:country="GB" style:font-size-asian="11pt" style:font-name-complex="Arial1" style:font-size-complex="11pt"/>
    </style:style>
    <style:style style:name="P7" style:family="paragraph" style:parent-style-name="Normal_20__28_Web_29_">
      <style:paragraph-properties fo:margin-left="0cm" fo:margin-right="1.752cm" fo:margin-top="0cm" fo:margin-bottom="0.21cm" style:contextual-spacing="false" fo:line-height="110%" fo:text-align="justify" style:justify-single-word="false" fo:text-indent="0cm" style:auto-text-indent="false"/>
      <style:text-properties fo:color="#000000" loext:opacity="100%" style:font-name="Arial" fo:font-size="11pt" style:font-size-asian="11pt" style:font-name-complex="Arial1" style:font-size-complex="11pt"/>
    </style:style>
    <style:style style:name="P8" style:family="paragraph" style:parent-style-name="Standard">
      <style:paragraph-properties fo:margin-top="0cm" fo:margin-bottom="0cm" style:contextual-spacing="false" fo:line-height="100%" fo:padding="0cm" fo:border="none" style:shadow="none" style:join-border="false"/>
      <style:text-properties fo:color="#000000" loext:opacity="100%" style:font-name="Monospace" fo:font-size="10pt" fo:language="fr" fo:country="FR" style:letter-kerning="true" style:font-name-asian="Monospace1" style:font-size-asian="10pt" style:language-asian="zh" style:country-asian="CN" style:font-name-complex="Monospace1" style:font-size-complex="10pt"/>
    </style:style>
    <style:style style:name="P9" style:family="paragraph" style:parent-style-name="Normal_20__28_Web_29_">
      <style:paragraph-properties fo:margin-left="0cm" fo:margin-right="1.752cm" fo:margin-top="0cm" fo:margin-bottom="0.21cm" style:contextual-spacing="false" fo:text-align="justify" style:justify-single-word="false" fo:text-indent="0cm" style:auto-text-indent="false"/>
      <style:text-properties style:font-name="Arial" fo:font-size="11pt" style:font-size-asian="11pt" style:font-name-complex="Arial1" style:font-size-complex="11pt"/>
    </style:style>
    <style:style style:name="P10" style:family="paragraph" style:parent-style-name="Standard">
      <style:text-properties style:font-name="Arial" fo:language="en" fo:country="GB" fo:font-weight="bold" style:font-weight-asian="bold" style:font-name-complex="Arial1" style:font-weight-complex="bold"/>
    </style:style>
    <style:style style:name="P11" style:family="paragraph" style:parent-style-name="Standard">
      <style:paragraph-properties fo:margin-top="0cm" fo:margin-bottom="0cm" style:contextual-spacing="false" fo:line-height="100%"/>
      <style:text-properties style:font-name="Arial" fo:language="en" fo:country="GB" fo:font-weight="bold" style:font-weight-asian="bold" style:font-name-complex="Arial1" style:font-weight-complex="bold"/>
    </style:style>
    <style:style style:name="P12" style:family="paragraph" style:parent-style-name="Standard">
      <style:paragraph-properties fo:margin-top="0cm" fo:margin-bottom="0cm" style:contextual-spacing="false" fo:line-height="100%"/>
      <style:text-properties style:font-name="Arial" fo:font-weight="bold" style:font-weight-asian="bold" style:font-name-complex="Arial1" style:font-weight-complex="bold"/>
    </style:style>
    <style:style style:name="P13" style:family="paragraph" style:parent-style-name="Standard">
      <style:text-properties style:font-name="Arial" fo:font-weight="bold" style:font-weight-asian="bold" style:font-name-complex="Arial1" style:font-weight-complex="bold"/>
    </style:style>
    <style:style style:name="P14" style:family="paragraph" style:parent-style-name="Normal_20__28_Web_29_">
      <style:paragraph-properties fo:margin-top="0.494cm" fo:margin-bottom="0.423cm" style:contextual-spacing="false"/>
    </style:style>
    <style:style style:name="P15" style:family="paragraph" style:parent-style-name="Standard">
      <loext:graphic-properties draw:fill="solid" draw:fill-color="#1f1f1f"/>
      <style:paragraph-properties fo:margin-top="0cm" fo:margin-bottom="0cm" style:contextual-spacing="false" style:line-height-at-least="0.503cm" fo:background-color="#1f1f1f"/>
    </style:style>
    <style:style style:name="P16" style:family="paragraph" style:parent-style-name="Standard">
      <loext:graphic-properties draw:fill="solid" draw:fill-color="#1f1f1f"/>
      <style:paragraph-properties fo:margin-top="0cm" fo:margin-bottom="0cm" style:contextual-spacing="false" style:line-height-at-least="0.529cm" fo:background-color="#1f1f1f"/>
    </style:style>
    <style:style style:name="P17" style:family="paragraph" style:parent-style-name="Normal_20__28_Web_29_">
      <style:paragraph-properties fo:margin-top="0cm" fo:margin-bottom="0cm" style:contextual-spacing="false"/>
      <style:text-properties style:font-name="Arial" fo:font-weight="bold" style:font-weight-asian="bold" style:font-name-complex="Arial1" style:font-weight-complex="bold"/>
    </style:style>
    <style:style style:name="P18" style:family="paragraph" style:parent-style-name="Normal_20__28_Web_29_">
      <style:paragraph-properties fo:margin-left="0.63cm" fo:margin-right="0cm" fo:margin-top="0.494cm" fo:margin-bottom="0cm" style:contextual-spacing="false" fo:line-height="110%" fo:text-align="justify" style:justify-single-word="false" fo:text-indent="-0.63cm" style:auto-text-indent="false"/>
      <style:text-properties style:font-name="Arial" fo:font-weight="bold" style:font-weight-asian="bold" style:font-name-complex="Arial1" style:font-weight-complex="bold"/>
    </style:style>
    <style:style style:name="P19" style:family="paragraph" style:parent-style-name="Normal_20__28_Web_29_">
      <style:paragraph-properties fo:margin-top="0.494cm" fo:margin-bottom="0cm" style:contextual-spacing="false" fo:line-height="110%"/>
      <style:text-properties style:font-name="Arial" fo:font-weight="bold" style:font-weight-asian="bold" style:font-name-complex="Arial1" style:font-weight-complex="bold"/>
    </style:style>
    <style:style style:name="P20" style:family="paragraph" style:parent-style-name="Normal_20__28_Web_29_">
      <style:paragraph-properties fo:margin-top="0.494cm" fo:margin-bottom="0cm" style:contextual-spacing="false"/>
      <style:text-properties style:font-name="Arial" fo:font-weight="bold" style:font-weight-asian="bold" style:font-name-complex="Arial1" style:font-weight-complex="bold"/>
    </style:style>
    <style:style style:name="P21" style:family="paragraph" style:parent-style-name="Normal_20__28_Web_29_">
      <style:paragraph-properties fo:margin-top="0.494cm" fo:margin-bottom="0cm" style:contextual-spacing="false" fo:break-before="page"/>
      <style:text-properties style:font-name="Arial" fo:font-weight="bold" style:font-weight-asian="bold" style:font-name-complex="Arial1" style:font-weight-complex="bold"/>
    </style:style>
    <style:style style:name="P22" style:family="paragraph" style:parent-style-name="Normal_20__28_Web_29_">
      <style:paragraph-properties fo:margin-top="0.494cm" fo:margin-bottom="0.423cm" style:contextual-spacing="false" fo:text-align="justify" style:justify-single-word="false" fo:break-before="page"/>
      <style:text-properties style:font-name="Arial" fo:font-weight="bold" style:font-weight-asian="bold" style:font-name-complex="Arial1" style:font-weight-complex="bold"/>
    </style:style>
    <style:style style:name="P23" style:family="paragraph" style:parent-style-name="Normal_20__28_Web_29_">
      <style:paragraph-properties fo:margin-left="0cm" fo:margin-right="1.752cm" fo:margin-top="0cm" fo:margin-bottom="0.21cm" style:contextual-spacing="false" fo:text-align="justify" style:justify-single-word="false" fo:text-indent="0cm" style:auto-text-indent="false"/>
      <style:text-properties style:font-name="Arial" fo:font-size="11pt" style:font-size-asian="11pt" style:font-name-complex="Arial1" style:font-size-complex="11pt"/>
    </style:style>
    <style:style style:name="P24" style:family="paragraph" style:parent-style-name="Normal_20__28_Web_29_" style:list-style-name="WWNum10">
      <style:paragraph-properties fo:margin-top="0.212cm" fo:margin-bottom="0.212cm" style:contextual-spacing="false" fo:line-height="115%" fo:text-align="justify" style:justify-single-word="false"/>
      <style:text-properties style:font-name="Arial" fo:font-size="11pt" style:font-size-asian="11pt" style:font-name-complex="Arial1" style:font-size-complex="11pt" style:font-weight-complex="bold"/>
    </style:style>
    <style:style style:name="P25" style:family="paragraph" style:parent-style-name="Normal_20__28_Web_29_" style:list-style-name="WWNum10">
      <style:paragraph-properties fo:margin-left="0.63cm" fo:margin-right="0cm" fo:margin-top="0cm" fo:margin-bottom="0.212cm" style:contextual-spacing="false" fo:line-height="110%" fo:text-align="justify" style:justify-single-word="false" fo:text-indent="-0.63cm" style:auto-text-indent="false"/>
      <style:text-properties style:font-name="Arial" fo:font-size="11pt" style:font-size-asian="11pt" style:font-name-complex="Arial1" style:font-size-complex="11pt" style:font-weight-complex="bold"/>
    </style:style>
    <style:style style:name="P26" style:family="paragraph" style:parent-style-name="Normal_20__28_Web_29_" style:list-style-name="WWNum10">
      <style:paragraph-properties fo:margin-left="0.63cm" fo:margin-right="1.752cm" fo:margin-top="0cm" fo:margin-bottom="0.212cm" style:contextual-spacing="false" fo:line-height="110%" fo:text-align="justify" style:justify-single-word="false" fo:text-indent="-0.63cm" style:auto-text-indent="false"/>
      <style:text-properties style:font-name="Arial" fo:font-size="11pt" style:font-size-asian="11pt" style:font-name-complex="Arial1" style:font-size-complex="11pt" style:font-weight-complex="bold"/>
    </style:style>
    <style:style style:name="P27" style:family="paragraph" style:parent-style-name="Normal_20__28_Web_29_" style:list-style-name="WWNum10">
      <style:paragraph-properties fo:margin-left="0.63cm" fo:margin-right="1.752cm" fo:margin-top="0cm" fo:margin-bottom="0.212cm" style:contextual-spacing="false" fo:line-height="110%" fo:text-indent="-0.63cm" style:auto-text-indent="false"/>
      <style:text-properties style:font-name="Arial" fo:font-size="11pt" style:font-size-asian="11pt" style:font-name-complex="Arial1" style:font-size-complex="11pt" style:font-weight-complex="bold"/>
    </style:style>
    <style:style style:name="P28" style:family="paragraph" style:parent-style-name="Normal_20__28_Web_29_">
      <style:paragraph-properties fo:margin-left="0cm" fo:margin-right="1.752cm" fo:margin-top="0cm" fo:margin-bottom="0.21cm" style:contextual-spacing="false" fo:text-align="justify" style:justify-single-word="false" fo:text-indent="0cm" style:auto-text-indent="false"/>
      <style:text-properties fo:color="#000000" loext:opacity="100%" style:font-name="Arial" fo:font-size="11pt" style:font-size-asian="11pt" style:font-name-complex="Arial1" style:font-size-complex="11pt"/>
    </style:style>
    <style:style style:name="P29" style:family="paragraph" style:parent-style-name="Normal_20__28_Web_29_" style:list-style-name="WWNum6">
      <style:paragraph-properties fo:margin-left="0.635cm" fo:margin-right="1.752cm" fo:margin-top="0cm" fo:margin-bottom="0.21cm" style:contextual-spacing="false" fo:text-align="justify" style:justify-single-word="false" fo:text-indent="-0.635cm" style:auto-text-indent="false"/>
      <style:text-properties fo:color="#000000" loext:opacity="100%" style:font-name="Arial" fo:font-size="11pt" style:font-size-asian="11pt" style:font-name-complex="Arial1" style:font-size-complex="11pt"/>
    </style:style>
    <style:style style:name="P30" style:family="paragraph" style:parent-style-name="Normal_20__28_Web_29_">
      <style:paragraph-properties fo:margin-left="0cm" fo:margin-right="1.752cm" fo:margin-top="0cm" fo:margin-bottom="0.21cm" style:contextual-spacing="false" fo:line-height="110%" fo:text-align="justify" style:justify-single-word="false" fo:text-indent="0cm" style:auto-text-indent="false"/>
      <style:text-properties fo:color="#000000" loext:opacity="100%" style:font-name="Arial" fo:font-size="11pt" style:font-size-asian="11pt" style:font-name-complex="Arial1" style:font-size-complex="11pt"/>
    </style:style>
    <style:style style:name="P31" style:family="paragraph" style:parent-style-name="Normal_20__28_Web_29_" style:list-style-name="WWNum11">
      <style:paragraph-properties fo:margin-left="0.635cm" fo:margin-right="1.752cm" fo:margin-top="0cm" fo:margin-bottom="0.21cm" style:contextual-spacing="false" fo:line-height="110%" fo:text-align="justify" style:justify-single-word="false" fo:text-indent="-0.635cm" style:auto-text-indent="false"/>
    </style:style>
    <style:style style:name="P32" style:family="paragraph" style:parent-style-name="Standard">
      <style:paragraph-properties fo:margin-top="0cm" fo:margin-bottom="0cm" style:contextual-spacing="false" fo:line-height="100%"/>
      <style:text-properties fo:color="#000000" loext:opacity="100%" style:font-name="Consolas" fo:font-size="10pt" fo:language="en" fo:country="GB" style:font-size-asian="10pt" style:font-name-complex="Consolas1" style:font-size-complex="10pt"/>
    </style:style>
    <style:style style:name="P33" style:family="paragraph" style:parent-style-name="Standard">
      <style:paragraph-properties fo:margin-top="0cm" fo:margin-bottom="0cm" style:contextual-spacing="false" fo:line-height="100%" fo:padding="0cm" fo:border="none" style:shadow="none" style:join-border="false"/>
      <style:text-properties fo:color="#000000" loext:opacity="100%" style:font-name="Monospace" fo:font-size="10pt" style:letter-kerning="true" style:font-name-asian="Monospace1" style:font-size-asian="10pt" style:language-asian="zh" style:country-asian="CN" style:font-name-complex="Monospace1" style:font-size-complex="10pt"/>
    </style:style>
    <style:style style:name="P34" style:family="paragraph" style:parent-style-name="Standard">
      <style:paragraph-properties fo:margin-top="0cm" fo:margin-bottom="0cm" style:contextual-spacing="false" fo:line-height="100%"/>
      <style:text-properties style:font-name="Arial" fo:font-weight="bold" style:font-weight-asian="bold" style:font-name-complex="Arial1" style:font-weight-complex="bold"/>
    </style:style>
    <style:style style:name="T1" style:family="text">
      <style:text-properties fo:color="#000000" loext:opacity="100%" style:font-name="Arial" fo:font-size="11pt" style:font-size-asian="11pt" style:font-name-complex="Arial1" style:font-size-complex="11pt"/>
    </style:style>
    <style:style style:name="T2" style:family="text">
      <style:text-properties fo:color="#000000" loext:opacity="100%" style:font-name="Arial" fo:font-size="11pt" fo:font-style="italic" style:font-size-asian="11pt" style:font-style-asian="italic" style:font-name-complex="Arial1" style:font-size-complex="11pt"/>
    </style:style>
    <style:style style:name="T3" style:family="text">
      <style:text-properties fo:color="#000000" loext:opacity="100%" style:font-name="Arial" fo:font-size="11pt" fo:font-weight="bold" style:font-size-asian="11pt" style:font-weight-asian="bold" style:font-name-complex="Arial1" style:font-size-complex="11pt"/>
    </style:style>
    <style:style style:name="T4" style:family="text">
      <style:text-properties fo:color="#ff0000" loext:opacity="100%" style:font-name="Arial" fo:font-size="11pt" style:font-size-asian="11pt" style:font-name-complex="Arial1" style:font-size-complex="11pt"/>
    </style:style>
    <style:style style:name="T5" style:family="text">
      <style:text-properties fo:color="#4ec9b0" loext:opacity="100%" style:font-name="Consolas" fo:font-size="10.5pt" fo:language="en" fo:country="GB" style:font-name-asian="Times New Roman1" style:font-size-asian="10.5pt" style:language-asian="en" style:country-asian="GB" style:font-name-complex="Times New Roman1" style:font-size-complex="10.5pt"/>
    </style:style>
    <style:style style:name="T6" style:family="text">
      <style:text-properties fo:color="#cccccc" loext:opacity="100%" style:font-name="Consolas" fo:font-size="10.5pt" fo:language="en" fo:country="GB" style:font-name-asian="Times New Roman1" style:font-size-asian="10.5pt" style:language-asian="en" style:country-asian="GB" style:font-name-complex="Times New Roman1" style:font-size-complex="10.5pt"/>
    </style:style>
    <style:style style:name="T7" style:family="text">
      <style:text-properties fo:color="#9cdcfe" loext:opacity="100%" style:font-name="Consolas" fo:font-size="10.5pt" fo:language="en" fo:country="GB" style:font-name-asian="Times New Roman1" style:font-size-asian="10.5pt" style:language-asian="en" style:country-asian="GB" style:font-name-complex="Times New Roman1" style:font-size-complex="10.5pt"/>
    </style:style>
    <style:style style:name="T8" style:family="text">
      <style:text-properties fo:color="#d4d4d4" loext:opacity="100%" style:font-name="Consolas" fo:font-size="10.5pt" fo:language="en" fo:country="GB" style:font-name-asian="Times New Roman1" style:font-size-asian="10.5pt" style:language-asian="en" style:country-asian="GB" style:font-name-complex="Times New Roman1" style:font-size-complex="10.5pt"/>
    </style:style>
    <style:style style:name="T9" style:family="text">
      <style:text-properties fo:color="#dcdcaa" loext:opacity="100%" style:font-name="Consolas" fo:font-size="10.5pt" fo:language="en" fo:country="GB" style:font-name-asian="Times New Roman1" style:font-size-asian="10.5pt" style:language-asian="en" style:country-asian="GB" style:font-name-complex="Times New Roman1" style:font-size-complex="10.5pt"/>
    </style:style>
    <style:style style:name="T10" style:family="text">
      <style:text-properties fo:color="#ce9178" loext:opacity="100%" style:font-name="Consolas" fo:font-size="10.5pt" fo:language="en" fo:country="GB" style:font-name-asian="Times New Roman1" style:font-size-asian="10.5pt" style:language-asian="en" style:country-asian="GB" style:font-name-complex="Times New Roman1" style:font-size-complex="10.5pt"/>
    </style:style>
    <style:style style:name="T11" style:family="text">
      <style:text-properties fo:color="#d7ba7d" loext:opacity="100%" style:font-name="Consolas" fo:font-size="10.5pt" fo:language="en" fo:country="GB" style:font-name-asian="Times New Roman1" style:font-size-asian="10.5pt" style:language-asian="en" style:country-asian="GB" style:font-name-complex="Times New Roman1"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CTIVIDAD 4</text:p>
      <text:p text:style-name="P18">Enunciado</text:p>
      <text:p text:style-name="P5"><text:span text:style-name="T1">Realizar un programa con un método privado de nombre </text:span><text:span text:style-name="T2">Visualizar()</text:span><text:span text:style-name="T1">, que tenga un parámetro que sea un objeto URI y que visualice el resultado de aplicar diferentes métodos a un objeto URI.</text:span></text:p>
      <text:p text:style-name="P28">Se usarán las siguientes URIs:</text:p>
      <text:list xml:id="list1950236357" text:style-name="WWNum6">
        <text:list-item>
          <text:p text:style-name="P29">http://docs.oracle.com</text:p>
        </text:list-item>
        <text:list-item>
          <text:p text:style-name="P29">http://docs.oracle.com/javase/7</text:p>
        </text:list-item>
        <text:list-item>
          <text:p text:style-name="P29">http://docs.oracle.com/javase/7/docs/api/java/net/URL.html</text:p>
        </text:list-item>
      </text:list>
      <text:p text:style-name="P28">El nombre de la clase principal será Actividad4.</text:p>
      <text:p text:style-name="P5"><text:span text:style-name="T1">El resultado esperado es el siguiente</text:span><text:span text:style-name="T4">:</text:span></text:p>
      <text:p text:style-name="P32">URI: http://docs.oracle.com</text:p>
      <text:p text:style-name="P32"><text:tab/>Host: docs.oracle.com</text:p>
      <text:p text:style-name="P32"><text:tab/>Port: -1</text:p>
      <text:p text:style-name="P32"><text:tab/>Path: </text:p>
      <text:p text:style-name="P32"><text:tab/>Scheme: http</text:p>
      <text:p text:style-name="P32"><text:tab/>Authority: docs.oracle.com</text:p>
      <text:p text:style-name="P32">URI: http://docs.oracle.com/javase/7</text:p>
      <text:p text:style-name="P32"><text:tab/>Host: docs.oracle.com</text:p>
      <text:p text:style-name="P32"><text:tab/>Port: -1</text:p>
      <text:p text:style-name="P32"><text:tab/>Path: /javase/7</text:p>
      <text:p text:style-name="P32"><text:tab/>Scheme: http</text:p>
      <text:p text:style-name="P32"><text:tab/>Authority: docs.oracle.com</text:p>
      <text:p text:style-name="P32">URI: http://docs.oracle.com/javase/7/docs/api/java/net/URL.html</text:p>
      <text:p text:style-name="P32"><text:tab/>Host: docs.oracle.com</text:p>
      <text:p text:style-name="P32"><text:tab/>Port: -1</text:p>
      <text:p text:style-name="P32"><text:tab/>Path: /javase/7/docs/api/java/net/URL.html</text:p>
      <text:p text:style-name="P32"><text:tab/>Scheme: http</text:p>
      <text:p text:style-name="P32"><text:tab/>Authority: docs.oracle.com</text:p>
      <text:p text:style-name="P10"/>
      <text:p text:style-name="P11"/>
      <text:p text:style-name="P11"/>
      <text:p text:style-name="P20">Solución</text:p>
      <text:p text:style-name="P12"/>
      <text:p text:style-name="P12"/>
      <text:p text:style-name="P12">import java.net.URI;</text:p>
      <text:p text:style-name="P12"/>
      <text:p text:style-name="P12">public class Actividad4 {</text:p>
      <text:p text:style-name="P12"><text:s text:c="4"/>private static void Visualizar(URI uri) {</text:p>
      <text:p text:style-name="P12"><text:s text:c="8"/>// print URI</text:p>
      <text:p text:style-name="P12"><text:s text:c="8"/>System.out.println("URI: " + uri);</text:p>
      <text:p text:style-name="P12"/>
      <text:p text:style-name="P12"><text:s text:c="8"/>// print host</text:p>
      <text:p text:style-name="P12"><text:s text:c="8"/>System.out.println("\tHost: " + uri.getHost());</text:p>
      <text:p text:style-name="P12"/>
      <text:p text:style-name="P12"><text:s text:c="8"/>// print the port (-1 if not exists)</text:p>
      <text:p text:style-name="P12"><text:s text:c="8"/>System.out.println("\tPort: " + uri.getPort());</text:p>
      <text:p text:style-name="P12"/>
      <text:p text:style-name="P12"><text:s text:c="8"/>// print the path</text:p>
      <text:p text:style-name="P12"><text:soft-page-break/><text:s text:c="8"/>System.out.println("\tPath: " + uri.getPath());</text:p>
      <text:p text:style-name="P12"/>
      <text:p text:style-name="P12"><text:s text:c="8"/>// print the schema</text:p>
      <text:p text:style-name="P12"><text:s text:c="8"/>System.out.println("\tScheme: " + uri.getScheme());</text:p>
      <text:p text:style-name="P12"/>
      <text:p text:style-name="P12"><text:s text:c="8"/>// print the authority</text:p>
      <text:p text:style-name="P12"><text:s text:c="8"/>System.out.println("\tAuthority: " + uri.getAuthority());</text:p>
      <text:p text:style-name="P12"><text:s text:c="4"/>}</text:p>
      <text:p text:style-name="P12"/>
      <text:p text:style-name="P12"><text:s text:c="4"/>public static void main(String[] args) {</text:p>
      <text:p text:style-name="P12"><text:s text:c="8"/>try {</text:p>
      <text:p text:style-name="P12"><text:s text:c="12"/>Visualizar(new URI("http://docs.oracle.com"));</text:p>
      <text:p text:style-name="P12"><text:s text:c="12"/>Visualizar(new URI("http://docs.oracle.com/javase/7"));</text:p>
      <text:p text:style-name="P12"><text:s text:c="12"/>Visualizar(new URI("http://docs.oracle.com/javase/7/docs/api/java/net/URL.html"));</text:p>
      <text:p text:style-name="P12"><text:s text:c="8"/>} catch (Exception e) {</text:p>
      <text:p text:style-name="P12"><text:s text:c="12"/>// handle the error</text:p>
      <text:p text:style-name="P12"><text:s text:c="12"/>System.err.println("Error al procesar URI: " + e.getMessage());</text:p>
      <text:p text:style-name="P12"><text:s text:c="8"/>}</text:p>
      <text:p text:style-name="P12"><text:s text:c="4"/>}</text:p>
      <text:p text:style-name="P12">}</text:p>
      <text:p text:style-name="P12"/>
      <text:p text:style-name="P12"/>
      <text:p text:style-name="P12"/>
      <text:p text:style-name="P20">Resolución de problemas</text:p>
      <text:p text:style-name="P13"/>
      <text:p text:style-name="P13"/>
      <text:p text:style-name="P13"/>
      <text:p text:style-name="P13"/>
      <text:p text:style-name="P21">ACTIVIDAD 5</text:p>
      <text:p text:style-name="P19">Enunciado</text:p>
      <text:p text:style-name="P4"><text:span text:style-name="T1">Realizar un programa con un método privado llamado VisualizarConexión(), que use el método </text:span><text:span text:style-name="T2">newHttpClient()</text:span><text:span text:style-name="T1"> de la clase Java HttpClient para realizar la conexión a la web </text:span><text:span text:style-name="T2">www.vitoria-gasteiz.com</text:span><text:span text:style-name="T1">, que use el método </text:span><text:span text:style-name="T2">newBuilder()</text:span><text:span text:style-name="T1"> de la clase HttpRequest para crear una solicitud con la URI proporcionada </text:span><text:bookmark-start text:name="_GoBack"/><text:span text:style-name="T1">(</text:span><text:a xlink:type="simple" xlink:href="http://www.vitoria-gasteiz/" text:style-name="Standard" text:visited-style-name="Standard"><text:span text:style-name="T1">www.vitoria-gasteiz</text:span></text:a><text:span text:style-name="T1">.com) </text:span><text:bookmark-end text:name="_GoBack"/><text:span text:style-name="T1">y que cree un objeto de la clase HttpResponse mediante el siguiente código:</text:span></text:p>
      <text:p text:style-name="P15"><text:span text:style-name="T5">HttpResponse</text:span><text:span text:style-name="T6">&lt;</text:span><text:span text:style-name="T5">String</text:span><text:span text:style-name="T6">&gt; </text:span><text:span text:style-name="T7">response</text:span><text:span text:style-name="T6"> </text:span><text:span text:style-name="T8">=</text:span><text:span text:style-name="T6"> </text:span><text:span text:style-name="T7">client</text:span><text:span text:style-name="T6">.</text:span><text:span text:style-name="T9">send</text:span><text:span text:style-name="T6">(</text:span><text:span text:style-name="T7">request</text:span><text:span text:style-name="T6">, </text:span><text:span text:style-name="T7">HttpResponse</text:span><text:span text:style-name="T6">.</text:span><text:span text:style-name="T7">BodyHandlers</text:span><text:span text:style-name="T6">.</text:span><text:span text:style-name="T9">ofString</text:span><text:span text:style-name="T6">());</text:span></text:p>
      <text:p text:style-name="P6"/>
      <text:p text:style-name="P7">El manejo de la respuesta requiere lo siguiente:</text:p>
      <text:list xml:id="list2096331882" text:style-name="WWNum11">
        <text:list-item>
          <text:p text:style-name="P31"><text:span text:style-name="T1">Imprimir en consola una </text:span><text:span text:style-name="T3">primera línea</text:span><text:span text:style-name="T1"> en forma de cadena del objeto HttpResponse. El método toString() del objeto HttpResponse devuelve una cadena que describe el objeto, incluyendo detalles cómo el código de estado y los encabezados de la respuesta.</text:span></text:p>
        </text:list-item>
        <text:list-item>
          <text:p text:style-name="P31"><text:span text:style-name="T1">Imprimir en consola una </text:span><text:span text:style-name="T3">segunda línea</text:span><text:span text:style-name="T1"> con el código de estado HTTP de la respuesta. El método statusCode() del objeto HttpResponse devuelve un entero que representa el código de estado HTTP (por ejemplo, 200 para "OK", 404 para "Not Found").</text:span></text:p>
        </text:list-item>
        <text:list-item>
          <text:p text:style-name="P31"><text:span text:style-name="T1">Imprimir en consola una </text:span><text:span text:style-name="T3">tercera línea</text:span><text:span text:style-name="T1"> con el valor del encabezado Content-Type de la respuesta. El método headers() del objeto HttpResponse devuelve un objeto HttpHeaders, que proporciona acceso a los encabezados de la respuesta. El método firstValue("Content-Type") devuelve un Optional&lt;String&gt; que contiene el primer valor del encabezado Content-Type, si está presente. El método orElse("N/A") se utiliza para proprocionar un valor predeterminado ("N/A") en caso de que el encabezado Content-type no esté presente. Una posible solución para la impresión de esta línea en la consola sería la siguiente:</text:span></text:p>
        </text:list-item>
      </text:list>
      <text:p text:style-name="P7"/>
      <text:p text:style-name="P16"><text:span text:style-name="T7">System</text:span><text:span text:style-name="T6">.</text:span><text:span text:style-name="T7">out</text:span><text:span text:style-name="T6">.</text:span><text:span text:style-name="T9">println</text:span><text:span text:style-name="T6">(</text:span><text:span text:style-name="T10">"</text:span><text:span text:style-name="T11">\t</text:span><text:span text:style-name="T10">Método getContentType():"</text:span><text:span text:style-name="T6"> </text:span><text:span text:style-name="T8">+</text:span><text:span text:style-name="T6"> </text:span><text:span text:style-name="T7">response</text:span><text:span text:style-name="T6">.</text:span><text:span text:style-name="T9">headers</text:span><text:span text:style-name="T6">().</text:span><text:span text:style-name="T9">firstValue</text:span><text:span text:style-name="T6">(</text:span><text:span text:style-name="T10">"Content-Type"</text:span><text:span text:style-name="T6">).</text:span><text:span text:style-name="T9">orElse</text:span><text:span text:style-name="T6">(</text:span><text:span text:style-name="T10">"N/A"</text:span><text:span text:style-name="T6">));</text:span></text:p>
      <text:p text:style-name="P6"/>
      <text:p text:style-name="P9">El nombre de la clase principal será Actividad5.</text:p>
      <text:p text:style-name="P9"/>
      <text:p text:style-name="P9">El resultado esperado es el siguiente:</text:p>
      <text:p text:style-name="P9"/>
      <text:p text:style-name="P33">Conexión con www.vitoria-gasteiz.com</text:p>
      <text:p text:style-name="P33">==========================</text:p>
      <text:p text:style-name="P33"><text:tab/>Método toString():(GET http://www.vitoria-gasteiz.com) 200</text:p>
      <text:p text:style-name="P33"><text:tab/>Método getStatusCode():200</text:p>
      <text:p text:style-name="P33"><text:tab/>Método getContentType():text/html; charset=UTF-8</text:p>
      <text:p text:style-name="P8"/>
      <text:p text:style-name="P8"/>
      <text:p text:style-name="P19"><text:soft-page-break/>Solución</text:p>
      <text:p text:style-name="P12"/>
      <text:p text:style-name="P12"/>
      <text:p text:style-name="P12">import java.net.URI;</text:p>
      <text:p text:style-name="P12">import java.net.http.HttpClient;</text:p>
      <text:p text:style-name="P12">import java.net.http.HttpRequest;</text:p>
      <text:p text:style-name="P12">import java.net.http.HttpResponse;</text:p>
      <text:p text:style-name="P12"/>
      <text:p text:style-name="P12">public class Actividad5 {</text:p>
      <text:p text:style-name="P12"><text:s text:c="4"/>private static void VisualizarConexión() {</text:p>
      <text:p text:style-name="P12"><text:s text:c="8"/>try {</text:p>
      <text:p text:style-name="P12"><text:s text:c="12"/>System.out.println("Conexión con www.vitoria-gasteiz.com");</text:p>
      <text:p text:style-name="P12"><text:s text:c="12"/>System.out.println("==========================");</text:p>
      <text:p text:style-name="P12"/>
      <text:p text:style-name="P12"><text:s text:c="12"/>// create a client</text:p>
      <text:p text:style-name="P12"><text:s text:c="12"/>HttpClient client = HttpClient.newHttpClient();</text:p>
      <text:p text:style-name="P12"/>
      <text:p text:style-name="P12"><text:s text:c="12"/>// build a request</text:p>
      <text:p text:style-name="P12"><text:s text:c="12"/>HttpRequest request = HttpRequest.newBuilder(new URI("http://www.vitoria-gasteiz.com")).build();</text:p>
      <text:p text:style-name="P12"/>
      <text:p text:style-name="P12"><text:s text:c="12"/>// send request and receive response</text:p>
      <text:p text:style-name="P12"><text:s text:c="12"/>HttpResponse&lt;String&gt; response = client.send(request, HttpResponse.BodyHandlers.ofString());</text:p>
      <text:p text:style-name="P12"/>
      <text:p text:style-name="P12"><text:s text:c="12"/>// print info</text:p>
      <text:p text:style-name="P12"><text:s text:c="12"/>System.out.println("\tMétodo toString():" + response.toString());</text:p>
      <text:p text:style-name="P12"/>
      <text:p text:style-name="P12"><text:s text:c="12"/>// print status</text:p>
      <text:p text:style-name="P12"><text:s text:c="12"/>System.out.println("\tMétodo getStatusCode():" + response.statusCode());</text:p>
      <text:p text:style-name="P12"/>
      <text:p text:style-name="P12"><text:s text:c="12"/>// print headers</text:p>
      <text:p text:style-name="P12"><text:s text:c="12"/>System.out.println("\tMétodo getContentType():" +</text:p>
      <text:p text:style-name="P12"><text:s text:c="20"/>response.headers().firstValue("Content-Type").orElse("N/A"));</text:p>
      <text:p text:style-name="P12"><text:s text:c="8"/>} catch (Exception e) {</text:p>
      <text:p text:style-name="P12"><text:s text:c="12"/>// manage errors</text:p>
      <text:p text:style-name="P12"><text:s text:c="12"/>System.err.println("Error en la conexión: " + e.getMessage());</text:p>
      <text:p text:style-name="P12"><text:s text:c="8"/>}</text:p>
      <text:p text:style-name="P12"><text:s text:c="4"/>}</text:p>
      <text:p text:style-name="P12"/>
      <text:p text:style-name="P12"><text:s text:c="4"/>public static void main(String[] args) {</text:p>
      <text:p text:style-name="P12"><text:s text:c="8"/>VisualizarConexión();</text:p>
      <text:p text:style-name="P12"><text:s text:c="4"/>}</text:p>
      <text:p text:style-name="P12">}</text:p>
      <text:p text:style-name="P12"/>
      <text:p text:style-name="P12"/>
      <text:p text:style-name="P12"/>
      <text:p text:style-name="P19">Resolución de problemas</text:p>
      <text:p text:style-name="P13"/>
      <text:p text:style-name="P13"/>
      <text:p text:style-name="P13"/>
      <text:p text:style-name="P22">CRITERIOS DE CORRECCIÓN</text:p>
      <text:list xml:id="list3008680080" text:style-name="WWNum10">
        <text:list-item>
          <text:p text:style-name="P24">Nivel de ajuste a la nomenclatura de objetos definida en el enunciado de la actividad y nivel de ajuste al almacenamiento de la información requerida en las subcarpetas definidas para la actividad y unidad didáctica correspondientes (15%).</text:p>
        </text:list-item>
        <text:list-item>
          <text:p text:style-name="P25">Hacer lo que se indica en el enunciado (55%).</text:p>
        </text:list-item>
        <text:list-item>
          <text:p text:style-name="P25">Claridad del código Java (15%).</text:p>
        </text:list-item>
        <text:list-item>
          <text:p text:style-name="P25">Documentación del código Java (15%).</text:p>
        </text:list-item>
        <text:list-item>
          <text:p text:style-name="P27">Explicación detallada de cómo se han resuelto problemas que hayan podido surgir en la realización de la actividad (hasta un 15% adicional sobre la nota obtenida). <text:line-break/>Dicha explicación se incluirá al principio de los archivos de código fuente Java mediante líneas de comentarios. <text:line-break/>La primera línea de comentarios sólo incluirá lo siguiente:<text:line-break/> // Resolución de problemas.</text:p>
        </text:list-item>
        <text:list-item>
          <text:p text:style-name="P26">Variables no usadas (-15%).</text:p>
        </text:list-item>
        <text:list-item>
          <text:p text:style-name="P26">Librerías no usadas (-15%).</text:p>
        </text:list-item>
      </text:list>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Monospace1" svg:font-family="Monospace"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_28_Web_29_" style:display-name="Normal (Web)" style:family="paragraph" style:parent-style-name="Standard">
      <style:paragraph-properties fo:margin-top="0.494cm" fo:margin-bottom="0.21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TML_20_Preformatted" style:display-name="HTML Preformatted"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HTML_20_con_20_formato_20_previo_20_Car" style:display-name="HTML con formato previo Car"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name-asian="Wingdings1" style:font-family-asian="Wingdings" style:font-family-generic-asian="system" style:font-pitch-asian="variable" style:font-size-asian="10pt" style:font-name-complex="Wingdings1" style:font-family-complex="Wingdings" style:font-family-generic-complex="system" style:font-pitch-complex="variable"/>
    </style:style>
    <style:style style:name="ListLabel_20_22" style:display-name="ListLabel 22" style:family="text">
      <style:text-properties fo:font-size="10pt" style:font-name-asian="Wingdings1" style:font-family-asian="Wingdings" style:font-family-generic-asian="system" style:font-pitch-asian="variable" style:font-size-asian="10pt" style:font-name-complex="Wingdings1" style:font-family-complex="Wingdings" style:font-family-generic-complex="system" style:font-pitch-complex="variable"/>
    </style:style>
    <style:style style:name="ListLabel_20_23" style:display-name="ListLabel 23" style:family="text">
      <style:text-properties fo:font-size="10pt" style:font-name-asian="Wingdings1" style:font-family-asian="Wingdings" style:font-family-generic-asian="system" style:font-pitch-asian="variable" style:font-size-asian="10pt" style:font-name-complex="Wingdings1" style:font-family-complex="Wingdings" style:font-family-generic-complex="system" style:font-pitch-complex="variable"/>
    </style:style>
    <style:style style:name="ListLabel_20_24" style:display-name="ListLabel 24" style:family="text">
      <style:text-properties fo:font-size="10pt" style:font-name-asian="Wingdings1" style:font-family-asian="Wingdings" style:font-family-generic-asian="system" style:font-pitch-asian="variable" style:font-size-asian="10pt" style:font-name-complex="Wingdings1" style:font-family-complex="Wingdings" style:font-family-generic-complex="system" style:font-pitch-complex="variable"/>
    </style:style>
    <style:style style:name="ListLabel_20_25" style:display-name="ListLabel 25" style:family="text">
      <style:text-properties fo:font-size="10pt" style:font-name-asian="Wingdings1" style:font-family-asian="Wingdings" style:font-family-generic-asian="system" style:font-pitch-asian="variable" style:font-size-asian="10pt" style:font-name-complex="Wingdings1" style:font-family-complex="Wingdings" style:font-family-generic-complex="system" style:font-pitch-complex="variable"/>
    </style:style>
    <style:style style:name="ListLabel_20_26" style:display-name="ListLabel 26" style:family="text">
      <style:text-properties fo:font-size="10pt" style:font-name-asian="Wingdings1" style:font-family-asian="Wingdings" style:font-family-generic-asian="system" style:font-pitch-asian="variable" style:font-size-asian="10pt" style:font-name-complex="Wingdings1" style:font-family-complex="Wingdings" style:font-family-generic-complex="system" style:font-pitch-complex="variable"/>
    </style:style>
    <style:style style:name="ListLabel_20_27" style:display-name="ListLabel 27" style:family="text">
      <style:text-properties fo:font-size="10pt" style:font-name-asian="Wingdings1" style:font-family-asian="Wingdings" style:font-family-generic-asian="system" style:font-pitch-asian="variable" style:font-size-asian="10pt" style:font-name-complex="Wingdings1" style:font-family-complex="Wingdings" style:font-family-generic-complex="system" style:font-pitch-complex="variable"/>
    </style:style>
    <style:style style:name="ListLabel_20_28" style:display-name="ListLabel 28"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37" style:display-name="ListLabel 37" style:family="text"/>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0.635cm"/>
        </style:list-level-properties>
        <style:text-properties fo:font-family="Arial"/>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1.905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3.17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4.445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5.71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6.98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8.255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9.525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fo:margin-left="2.858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margin-left="3.81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margin-left="5.08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fo:margin-left="6.668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margin-left="7.62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margin-left="10.47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margin-left="0.635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margin-left="1.905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margin-left="3.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margin-left="4.445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margin-left="5.71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fo:margin-left="6.985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margin-left="8.255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margin-left="9.525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0.635cm"/>
        </style:list-level-properties>
        <style:text-properties fo:font-family="Arial"/>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1.905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3.175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4.445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5.71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6.985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8.255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9.525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margin-left="1.27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2.54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3.81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5.08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6.35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7.62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8.89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10.1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margin-left="1.27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margin-left="2.54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margin-left="3.81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margin-left="5.08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margin-left="6.35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margin-left="7.62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margin-left="8.89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margin-left="10.1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margin-left="7.253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margin-left="8.523cm"/>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margin-left="10.11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margin-left="11.063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margin-left="12.333cm"/>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margin-left="13.92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margin-left="14.873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margin-left="16.143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margin-left="17.7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65" loext:num-list-format="%2%" style:num-format=""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ListLabel_20_66" loext:num-list-format="%3%" style:num-format=""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ListLabel_20_67" loext:num-list-format="%4%" style:num-format=""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5" text:style-name="ListLabel_20_68" loext:num-list-format="%5%" style:num-format=""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text:style-name="ListLabel_20_69" loext:num-list-format="%6%" style:num-format=""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text:style-name="ListLabel_20_70" loext:num-list-format="%7%" style:num-format=""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8" text:style-name="ListLabel_20_71" loext:num-list-format="%8%" style:num-format=""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9" text:style-name="ListLabel_20_72" loext:num-list-format="%9%" style:num-format=""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75"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76"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77"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78"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7.5cm" style:type="center"/>
          <style:tab-stop style:position="16.002cm" style:type="right"/>
        </style:tab-stops>
      </style:paragraph-properties>
    </style:style>
    <style:style style:name="MP2" style:family="paragraph" style:parent-style-name="Footer">
      <loext:graphic-properties draw:fill="solid" draw:fill-color="#ffffff"/>
      <style:paragraph-properties fo:background-color="#ffffff" fo:padding="0cm" fo:border="none" style:shadow="none" style:join-border="false">
        <style:tab-stops>
          <style:tab-stop style:position="16.002cm" style:type="right"/>
        </style:tab-stops>
      </style:paragraph-properties>
    </style:style>
    <style:style style:name="MP3" style:family="paragraph" style:parent-style-name="Footer">
      <style:text-properties fo:language="eu" fo:country="ES"/>
    </style:style>
    <style:page-layout style:name="Mpm1">
      <style:page-layout-properties fo:page-width="21.001cm" fo:page-height="29.7cm" style:num-format="1" style:print-orientation="portrait" fo:margin-top="1.251cm" fo:margin-bottom="1.251cm" fo:margin-left="3cm" fo:margin-right="2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D3 – PROGRAMACIÓN DE COMUNICACIONES EN RED<text:tab/>Módulo: PROS</text:p>
        <text:p text:style-name="Header"/>
      </style:header>
      <style:footer>
        <text:p text:style-name="MP2"><text:s/><text:file-name text:display="name-and-extension">3_ACTIVIDADES 4-5 (URL)_V10.odt</text:file-name><text:tab/>Página <text:page-number text:select-page="current">3</text:page-number><text:s/>de <text:page-count>5</text:page-count></text:p>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k010137ad</meta:initial-creator>
    <meta:editing-cycles>7</meta:editing-cycles>
    <meta:print-date>2023-10-31T08:45:00</meta:print-date>
    <meta:creation-date>2024-11-19T20:50:00</meta:creation-date>
    <dc:date>2024-12-11T10:22:19.098696773</dc:date>
    <meta:editing-duration>PT7M4S</meta:editing-duration>
    <meta:generator>LibreOffice/7.3.7.2$Linux_X86_64 LibreOffice_project/30$Build-2</meta:generator>
    <meta:document-statistic meta:table-count="0" meta:image-count="0" meta:object-count="0" meta:page-count="5" meta:paragraph-count="115" meta:word-count="716" meta:character-count="6211" meta:non-whitespace-character-count="5143"/>
    <meta:user-defined meta:name="AppVersion">14.0000</meta:user-defined>
    <meta:user-defined meta:name="Company">HP</meta:user-defined>
    <meta:template xlink:type="simple" xlink:actuate="onRequest" xlink:title="Normal.dotm" xlink:href=""/>
  </office:meta>
</office:document-meta>
</file>